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DAD</text:p>
          </table:table-cell>
          <table:table-cell office:value-type="string" calcext:value-type="string">
            <text:p>USO TIC</text:p>
          </table:table-cell>
          <table:table-cell office:value-type="string" calcext:value-type="string">
            <text:p>PROPORCION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COMPUTADOR EN CUALQUIER LUGA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INTERNET CUALQ. LUGAR Y CUALQ. DISPOSIT.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USO TELEFONO CELULAR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ESCUCHO RADIO EN HOGAR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TIENE TELF. CELULAR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12-24</text:p>
          </table:table-cell>
          <table:table-cell office:value-type="string" calcext:value-type="string">
            <text:p>COMPUTADOR EN CUALQUIER LUGAR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12-24</text:p>
          </table:table-cell>
          <table:table-cell office:value-type="string" calcext:value-type="string">
            <text:p>INTERNET CUALQ. LUGAR Y CUALQ. DISPOSIT.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12-24</text:p>
          </table:table-cell>
          <table:table-cell office:value-type="string" calcext:value-type="string">
            <text:p>USO TELEFONO CELULAR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12-24</text:p>
          </table:table-cell>
          <table:table-cell office:value-type="string" calcext:value-type="string">
            <text:p>ESCUCHO RADIO EN HOGAR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12-24</text:p>
          </table:table-cell>
          <table:table-cell office:value-type="string" calcext:value-type="string">
            <text:p>TIENE TELF. CELULAR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office:value-type="string" calcext:value-type="string">
            <text:p>COMPUTADOR EN CUALQUIER LUGAR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office:value-type="string" calcext:value-type="string">
            <text:p>INTERNET CUALQ. LUGAR Y CUALQ. DISPOSIT.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office:value-type="string" calcext:value-type="string">
            <text:p>USO TELEFONO CELULAR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office:value-type="string" calcext:value-type="string">
            <text:p>ESCUCHO RADIO EN HOGAR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office:value-type="string" calcext:value-type="string">
            <text:p>TIENE TELF. CELULAR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55-más</text:p>
          </table:table-cell>
          <table:table-cell office:value-type="string" calcext:value-type="string">
            <text:p>COMPUTADOR EN CUALQUIER LUGAR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55-más</text:p>
          </table:table-cell>
          <table:table-cell office:value-type="string" calcext:value-type="string">
            <text:p>INTERNET CUALQ. LUGAR Y CUALQ. DISPOSIT.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55-más</text:p>
          </table:table-cell>
          <table:table-cell office:value-type="string" calcext:value-type="string">
            <text:p>USO TELEFONO CELULAR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string" calcext:value-type="string">
            <text:p>55-más</text:p>
          </table:table-cell>
          <table:table-cell office:value-type="string" calcext:value-type="string">
            <text:p>ESCUCHO RADIO EN HOGAR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string" calcext:value-type="string">
            <text:p>55-más</text:p>
          </table:table-cell>
          <table:table-cell office:value-type="string" calcext:value-type="string">
            <text:p>TIENE TELF. CELULAR</text:p>
          </table:table-cell>
          <table:table-cell office:value-type="float" office:value="74.1" calcext:value-type="float">
            <text:p>7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</meta:initial-creator>
    <meta:creation-date>2017-10-05T23:30:38.389078970</meta:creation-date>
    <dc:date>2017-10-05T23:39:05.545355281</dc:date>
    <dc:creator>sap </dc:creator>
    <meta:editing-duration>PT8M24S</meta:editing-duration>
    <meta:editing-cycles>4</meta:editing-cycles>
    <meta:generator>LibreOffice/4.3.3.2$Linux_X86_64 LibreOffice_project/430m0$Build-2</meta:generator>
    <meta:document-statistic meta:table-count="1" meta:cell-count="63" meta:object-count="0"/>
  </office:meta>
</office:document-meta>
</file>